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 style:shadow="none"/>
    </style:style>
    <style:style style:name="Sections.A" style:family="table-column">
      <style:table-column-properties style:column-width="4.431cm" style:rel-column-width="16508*"/>
    </style:style>
    <style:style style:name="Sections.B" style:family="table-column">
      <style:table-column-properties style:column-width="13.159cm" style:rel-column-width="49027*"/>
    </style:style>
    <style:style style:name="Sections.A1" style:family="table-cell">
      <style:table-cell-properties fo:padding-left="0cm" fo:padding-right="0cm" fo:padding-top="0.3cm" fo:padding-bottom="0cm" fo:border="none"/>
    </style:style>
    <style:style style:name="Sections.A2" style:family="table-cell">
      <style:table-cell-properties fo:padding-left="0cm" fo:padding-right="0cm" fo:padding-top="0.3cm" fo:padding-bottom="0cm" fo:border-left="none" fo:border-right="none" fo:border-top="0.035cm solid #999999" fo:border-bottom="none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  <style:style style:name="P2" style:family="paragraph" style:parent-style-name="ExperienceSummary" style:list-style-name="L1"/>
    <style:style style:name="P3" style:family="paragraph" style:parent-style-name="Skill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table:style-name="Sections.A1" office:value-type="string">
            <text:p text:style-name="Titre_20_Section">{%= resources.contact %}</text:p>
          </table:table-cell>
          <table:table-cell table:style-name="Sections.A1" office:value-type="string">
            <text:p text:style-name="Table_20_Contents">{%= cv.contact.address .street %}<text:line-break/>{%= cv.contact.address .locality %}, {%= cv.contact.address .region %} {%= cv.contact.address .zipcode %}<text:line-break/>{%= cv.contact.address .country %}<text:line-break/><text:line-break/>{%= cv.contact.email %}<text:line-break/>{%= cv.contact.website %}<text:line-break/>{%= cv.contact.phone %}<text:line-break/><text:line-break/>{%= cv.country_status.send(lang) %}</text:p>
          </table:table-cell>
        </table:table-row>
        <table:table-row>
          <table:table-cell table:style-name="Sections.A2" office:value-type="string">
            <text:p text:style-name="Titre_20_Section">{%= resources.summary %}</text:p>
          </table:table-cell>
          <table:table-cell table:style-name="Sections.A2" office:value-type="string">
            <text:p text:style-name="Table_20_Contents">{%= cv.summary.send(lang) %}</text:p>
          </table:table-cell>
        </table:table-row>
        <table:table-row>
          <table:table-cell table:style-name="Sections.A2" office:value-type="string">
            <text:p text:style-name="Titre_20_Section">{%= resources.experience %}</text:p>
          </table:table-cell>
          <table:table-cell table:style-name="Sections.A2" office:value-type="string">
            <text:p text:style-name="Table_20_Contents">{% cv.experiences.each do |exp| %}</text:p>
            <text:p text:style-name="ExperienceLocation">{%= exp.location %}</text:p>
            <text:p text:style-name="ExperienceDate">{%= exp.date.start.strftime(resources.date_formatting) %} - {%= exp.date.end.to_end_date(resources) %}</text:p>
            <text:p text:style-name="ExperienceSummary">{% if exp.summary.send(lang) %}</text:p>
            <text:p text:style-name="ExperienceSummary">{%= exp.summary.send(lang) %}</text:p>
            <text:p text:style-name="ExperienceSummary">{% end %}</text:p>
            <text:p text:style-name="ExperienceSummary">{% if exp.tasks and exp.tasks.send(lang) %}</text:p>
            <text:p text:style-name="ExperienceSummary">{% exp.tasks.send(lang).each do |task| %}</text:p>
            <text:list xml:id="list2125730083" text:style-name="L1">
              <text:list-item>
                <text:p text:style-name="P2">{%= task %}</text:p>
              </text:list-item>
            </text:list>
            <text:p text:style-name="ExperienceSummary">{% end %}</text:p>
            <text:p text:style-name="ExperienceSummary">{% end %}</text:p>
            <text:p text:style-name="Table_20_Contents">{% end %}</text:p>
          </table:table-cell>
        </table:table-row>
        <table:table-row>
          <table:table-cell table:style-name="Sections.A2" office:value-type="string">
            <text:p text:style-name="Titre_20_Section">{%= resources.skills %}</text:p>
          </table:table-cell>
          <table:table-cell table:style-name="Sections.A2" office:value-type="string">
            <text:p text:style-name="Table_20_Contents">{% cv.skills.in_groups_of(3) do |skill| %}</text:p>
            <text:p text:style-name="Table_20_Contents">{% skill.map! do |x| %}</text:p>
            <text:p text:style-name="Table_20_Contents">{% x.is_a?(OpenStruct) ? x.send(lang) : x %}</text:p>
            <text:p text:style-name="Table_20_Contents">{% end %}</text:p>
            <text:list xml:id="list570432630" text:style-name="L3">
              <text:list-item>
                <text:p text:style-name="P3"><text:soft-page-break/>{%= skill.join(', ') %}</text:p>
              </text:list-item>
            </text:list>
            <text:p text:style-name="Table_20_Contents">{% end %}</text:p>
          </table:table-cell>
        </table:table-row>
        <table:table-row>
          <table:table-cell table:style-name="Sections.A2" office:value-type="string">
            <text:p text:style-name="Titre_20_Section">{%= resources.interests %}</text:p>
          </table:table-cell>
          <table:table-cell table:style-name="Sections.A2" office:value-type="string">
            <text:p text:style-name="Table_20_Contents">{% cv.interests.each do |interest| %}</text:p>
            <text:p text:style-name="Table_20_Contents">{% if interest.is_a?(OpenStruct) %}</text:p>
            <text:p text:style-name="Table_20_Contents">{%= interest.send(lang) %}</text:p>
            <text:p text:style-name="Table_20_Contents">{% else %}</text:p>
            <text:p text:style-name="Table_20_Contents">{%= interest %}</text:p>
            <text:p text:style-name="Table_20_Contents">{% end %}</text:p>
            <text:p text:style-name="Table_20_Contents">{% end %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1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2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Frame_20_contents" style:display-name="Frame contents" style:family="paragraph" style:parent-style-name="Text_20_body" style:class="extra"/>
    <style:style style:name="ExperienceLocation" style:family="paragraph" style:parent-style-name="Table_20_Contents" style:class="extra" style:master-page-name="">
      <style:paragraph-properties fo:margin-left="0cm" fo:margin-right="0cm" fo:margin-top="0.3cm" fo:margin-bottom="0cm" fo:text-indent="0cm" style:auto-text-indent="false" style:page-number="auto"/>
      <style:text-properties fo:font-size="14pt" fo:font-weight="bold"/>
    </style:style>
    <style:style style:name="ExperienceDate" style:family="paragraph" style:parent-style-name="ExperienceLocation" style:class="extra">
      <style:paragraph-properties fo:margin-top="0cm" fo:margin-bottom="0.199cm"/>
      <style:text-properties fo:font-size="11pt" fo:font-style="italic" fo:font-weight="normal"/>
    </style:style>
    <style:style style:name="ExperienceSummary" style:family="paragraph" style:parent-style-name="ExperienceDate" style:class="extra">
      <style:paragraph-properties fo:margin-top="0cm" fo:margin-bottom="0.199cm"/>
      <style:text-properties fo:font-size="12pt" fo:font-style="normal"/>
    </style:style>
    <style:style style:name="Skill" style:family="paragraph" style:parent-style-name="Table_20_Contents" style:class="extra">
      <style:text-properties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3T18:09:43</dc:date>
    <dc:creator>Julien Blin</dc:creator>
    <meta:editing-duration>PT02H12M29S</meta:editing-duration>
    <meta:editing-cycles>85</meta:editing-cycles>
    <meta:generator>OpenOffice.org/3.2$Unix OpenOffice.org_project/320m12$Build-9483</meta:generator>
    <meta:document-statistic meta:table-count="2" meta:image-count="0" meta:object-count="0" meta:page-count="2" meta:paragraph-count="34" meta:word-count="157" meta:character-count="1117"/>
  </office:meta>
</office:document-meta>
</file>